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sloLGS NF" svg:font-family="'MesloLGS NF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8400" style:font-name="MesloLGS NF" fo:font-size="8pt" officeooo:rsid="0040c2f8" officeooo:paragraph-rsid="0015e918" fo:background-color="transparent" style:font-size-asian="8pt" style:font-size-complex="8pt"/>
    </style:style>
    <style:style style:name="P2" style:family="paragraph" style:parent-style-name="Standard">
      <style:text-properties fo:color="#008400" style:font-name="MesloLGS NF" fo:font-size="8pt" officeooo:rsid="0076b07c" officeooo:paragraph-rsid="0076b07c" fo:background-color="transparent" style:font-size-asian="8pt" style:font-size-complex="8pt"/>
    </style:style>
    <style:style style:name="P3" style:family="paragraph" style:parent-style-name="Standard">
      <style:text-properties fo:color="#008400" style:font-name="MesloLGS NF" fo:font-size="8pt" officeooo:rsid="0015e918" officeooo:paragraph-rsid="00797fdd" fo:background-color="transparent" style:font-size-asian="8pt" style:font-size-complex="8pt"/>
    </style:style>
    <style:style style:name="P4" style:family="paragraph" style:parent-style-name="Standard">
      <style:text-properties fo:color="#008400" style:font-name="MesloLGS NF" fo:font-size="8pt" officeooo:rsid="0015e918" officeooo:paragraph-rsid="009db1c5" fo:background-color="transparent" style:font-size-asian="8pt" style:font-size-complex="8pt"/>
    </style:style>
    <style:style style:name="P5" style:family="paragraph" style:parent-style-name="Standard">
      <style:text-properties fo:color="#008400" style:font-name="MesloLGS NF" fo:font-size="8pt" officeooo:rsid="0015e918" officeooo:paragraph-rsid="00209445" fo:background-color="transparent" style:font-size-asian="8pt" style:font-size-complex="8pt"/>
    </style:style>
    <style:style style:name="P6" style:family="paragraph" style:parent-style-name="Standard">
      <style:text-properties fo:color="#008400" style:font-name="MesloLGS NF" fo:font-size="8pt" officeooo:rsid="0015e918" officeooo:paragraph-rsid="0018ea71" fo:background-color="transparent" style:font-size-asian="8pt" style:font-size-complex="8pt"/>
    </style:style>
    <style:style style:name="P7" style:family="paragraph" style:parent-style-name="Standard">
      <style:text-properties fo:color="#008400" style:font-name="MesloLGS NF" fo:font-size="8pt" officeooo:rsid="0015e918" officeooo:paragraph-rsid="00ab9692" fo:background-color="transparent" style:font-size-asian="8pt" style:font-size-complex="8pt"/>
    </style:style>
    <style:style style:name="P8" style:family="paragraph" style:parent-style-name="Standard">
      <style:text-properties fo:color="#008400" style:font-name="MesloLGS NF" fo:font-size="8pt" officeooo:rsid="0023c08c" officeooo:paragraph-rsid="0023c08c" fo:background-color="transparent" style:font-size-asian="8pt" style:font-size-complex="8pt"/>
    </style:style>
    <style:style style:name="P9" style:family="paragraph" style:parent-style-name="Standard">
      <style:text-properties fo:color="#008400" style:font-name="MesloLGS NF" fo:font-size="8pt" officeooo:rsid="0023c08c" officeooo:paragraph-rsid="00751b19" fo:background-color="transparent" style:font-size-asian="8pt" style:font-size-complex="8pt"/>
    </style:style>
    <style:style style:name="P10" style:family="paragraph" style:parent-style-name="Standard">
      <style:text-properties fo:color="#008400" style:font-name="MesloLGS NF" fo:font-size="8pt" officeooo:rsid="0023c08c" officeooo:paragraph-rsid="00b7d6ac" fo:background-color="transparent" style:font-size-asian="8pt" style:font-size-complex="8pt"/>
    </style:style>
    <style:style style:name="P11" style:family="paragraph" style:parent-style-name="Standard">
      <style:text-properties fo:color="#008400" style:font-name="MesloLGS NF" fo:font-size="8pt" officeooo:rsid="0023c08c" officeooo:paragraph-rsid="006d072a" fo:background-color="transparent" style:font-size-asian="8pt" style:font-size-complex="8pt"/>
    </style:style>
    <style:style style:name="P12" style:family="paragraph" style:parent-style-name="Standard">
      <style:text-properties fo:color="#008400" style:font-name="MesloLGS NF" fo:font-size="8pt" officeooo:rsid="00b7d6ac" officeooo:paragraph-rsid="00b7d6ac" fo:background-color="transparent" style:font-size-asian="8pt" style:font-size-complex="8pt"/>
    </style:style>
    <style:style style:name="P13" style:family="paragraph" style:parent-style-name="Standard">
      <style:text-properties fo:color="#008400" style:font-name="MesloLGS NF" fo:font-size="8pt" fo:font-weight="bold" officeooo:rsid="0015e918" officeooo:paragraph-rsid="009e55d5" fo:background-color="transparent" style:font-size-asian="8pt" style:font-weight-asian="bold" style:font-size-complex="8pt" style:font-weight-complex="bold"/>
    </style:style>
    <style:style style:name="P14" style:family="paragraph" style:parent-style-name="Standard">
      <style:text-properties fo:color="#008400" style:font-name="MesloLGS NF" fo:font-size="8pt" fo:font-weight="normal" officeooo:rsid="009e55d5" officeooo:paragraph-rsid="009e55d5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text-properties fo:color="#008400" style:font-name="MesloLGS NF" officeooo:paragraph-rsid="00797fdd"/>
    </style:style>
    <style:style style:name="P16" style:family="paragraph" style:parent-style-name="Standard">
      <style:text-properties fo:color="#008400" style:font-name="MesloLGS NF" officeooo:paragraph-rsid="009db1c5"/>
    </style:style>
    <style:style style:name="P17" style:family="paragraph" style:parent-style-name="Standard">
      <style:text-properties fo:color="#008400" style:font-name="MesloLGS NF" officeooo:paragraph-rsid="0023c08c"/>
    </style:style>
    <style:style style:name="P18" style:family="paragraph" style:parent-style-name="Standard">
      <style:text-properties fo:color="#008400" style:font-name="MesloLGS NF" officeooo:paragraph-rsid="005c6112"/>
    </style:style>
    <style:style style:name="P19" style:family="paragraph" style:parent-style-name="Standard">
      <style:text-properties fo:color="#008400" style:font-name="MesloLGS NF" officeooo:paragraph-rsid="00ab9692"/>
    </style:style>
    <style:style style:name="P20" style:family="paragraph" style:parent-style-name="Standard">
      <style:text-properties fo:color="#008400" style:font-name="MesloLGS NF" officeooo:paragraph-rsid="00b7d6ac"/>
    </style:style>
    <style:style style:name="P21" style:family="paragraph" style:parent-style-name="Standard">
      <style:text-properties fo:color="#005800" style:font-name="MesloLGS NF" fo:font-size="8pt" officeooo:rsid="0015e918" officeooo:paragraph-rsid="00797fdd" fo:background-color="transparent" style:font-size-asian="8pt" style:font-size-complex="8pt"/>
    </style:style>
    <style:style style:name="P22" style:family="paragraph" style:parent-style-name="Standard">
      <style:text-properties fo:color="#005800" style:font-name="MesloLGS NF" fo:font-size="8pt" fo:font-weight="normal" officeooo:rsid="009db1c5" officeooo:paragraph-rsid="009db1c5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style:text-properties style:font-name="MesloLGS NF" officeooo:paragraph-rsid="00a5cdc8"/>
    </style:style>
    <style:style style:name="P24" style:family="paragraph" style:parent-style-name="Standard">
      <style:text-properties style:font-name="MesloLGS NF" officeooo:paragraph-rsid="00abd403"/>
    </style:style>
    <style:style style:name="P25" style:family="paragraph" style:parent-style-name="Standard">
      <style:text-properties style:font-name="MesloLGS NF" officeooo:paragraph-rsid="00aeb109"/>
    </style:style>
    <style:style style:name="P26" style:family="paragraph" style:parent-style-name="Standard">
      <style:text-properties style:font-name="MesloLGS NF" officeooo:paragraph-rsid="00b3a027"/>
    </style:style>
    <style:style style:name="P27" style:family="paragraph" style:parent-style-name="Standard">
      <style:text-properties fo:color="#7f7f7f" style:font-name="MesloLGS NF" fo:font-size="8pt" officeooo:rsid="0015e918" officeooo:paragraph-rsid="004520e1" fo:background-color="transparent" style:font-size-asian="8pt" style:font-size-complex="8pt"/>
    </style:style>
    <style:style style:name="P28" style:family="paragraph" style:parent-style-name="Standard">
      <style:text-properties fo:color="#7f7f7f" style:font-name="MesloLGS NF" fo:font-size="8pt" officeooo:rsid="0015e918" officeooo:paragraph-rsid="00b3a027" fo:background-color="transparent" style:font-size-asian="8pt" style:font-size-complex="8pt"/>
    </style:style>
    <style:style style:name="P29" style:family="paragraph" style:parent-style-name="Standard">
      <style:text-properties fo:color="#7f7f7f" style:font-name="MesloLGS NF" fo:font-size="8pt" officeooo:rsid="0015e918" officeooo:paragraph-rsid="00b7d6ac" fo:background-color="transparent" style:font-size-asian="8pt" style:font-size-complex="8pt"/>
    </style:style>
    <style:style style:name="P30" style:family="paragraph" style:parent-style-name="Standard">
      <style:text-properties fo:color="#ffffff" style:font-name="MesloLGS NF" fo:font-size="8pt" officeooo:rsid="0015e918" officeooo:paragraph-rsid="00209445" fo:background-color="transparent" style:font-size-asian="8pt" style:font-size-complex="8pt"/>
    </style:style>
    <style:style style:name="P31" style:family="paragraph" style:parent-style-name="Standard">
      <style:text-properties fo:color="#ffffff" style:font-name="MesloLGS NF" fo:font-size="8pt" officeooo:rsid="0015e918" officeooo:paragraph-rsid="002bea32" fo:background-color="transparent" style:font-size-asian="8pt" style:font-size-complex="8pt"/>
    </style:style>
    <style:style style:name="P32" style:family="paragraph" style:parent-style-name="Standard">
      <style:text-properties fo:color="#ffffff" style:font-name="MesloLGS NF" fo:font-size="8pt" officeooo:rsid="0015e918" officeooo:paragraph-rsid="00a653a0" fo:background-color="transparent" style:font-size-asian="8pt" style:font-size-complex="8pt"/>
    </style:style>
    <style:style style:name="P33" style:family="paragraph" style:parent-style-name="Standard">
      <style:text-properties fo:color="#ffffff" style:font-name="MesloLGS NF" fo:font-size="8pt" fo:font-weight="bold" officeooo:rsid="0015e918" officeooo:paragraph-rsid="008a766a" fo:background-color="transparent" style:font-size-asian="8pt" style:font-weight-asian="bold" style:font-size-complex="8pt" style:font-weight-complex="bold"/>
    </style:style>
    <style:style style:name="P34" style:family="paragraph" style:parent-style-name="Standard">
      <style:text-properties fo:color="#ffffff" style:font-name="MesloLGS NF" fo:font-size="8pt" fo:font-weight="bold" officeooo:rsid="0015e918" officeooo:paragraph-rsid="00b1b08c" fo:background-color="transparent" style:font-size-asian="8pt" style:font-weight-asian="bold" style:font-size-complex="8pt" style:font-weight-complex="bold"/>
    </style:style>
    <style:style style:name="P35" style:family="paragraph" style:parent-style-name="Standard">
      <style:text-properties fo:color="#ffffff" style:font-name="MesloLGS NF" fo:font-size="8pt" fo:font-weight="normal" officeooo:rsid="0015e918" officeooo:paragraph-rsid="00abd403" fo:background-color="transparent" style:font-size-asian="8pt" style:font-weight-asian="normal" style:font-size-complex="8pt" style:font-weight-complex="normal"/>
    </style:style>
    <style:style style:name="P36" style:family="paragraph" style:parent-style-name="Standard">
      <style:text-properties fo:color="#bababa" style:font-name="MesloLGS NF" fo:font-size="8pt" officeooo:rsid="0015e918" officeooo:paragraph-rsid="002145e8" fo:background-color="transparent" style:font-size-asian="8pt" style:font-size-complex="8pt"/>
    </style:style>
    <style:style style:name="P37" style:family="paragraph" style:parent-style-name="Standard">
      <style:text-properties fo:color="#bababa" style:font-name="MesloLGS NF" fo:font-size="8pt" officeooo:rsid="0015e918" officeooo:paragraph-rsid="003a131b" fo:background-color="transparent" style:font-size-asian="8pt" style:font-size-complex="8pt"/>
    </style:style>
    <style:style style:name="P38" style:family="paragraph" style:parent-style-name="Standard">
      <style:text-properties fo:color="#bababa" style:font-name="MesloLGS NF" fo:font-size="8pt" officeooo:rsid="0015e918" officeooo:paragraph-rsid="006d072a" fo:background-color="transparent" style:font-size-asian="8pt" style:font-size-complex="8pt"/>
    </style:style>
    <style:style style:name="P39" style:family="paragraph" style:parent-style-name="Standard">
      <style:text-properties fo:color="#bababa" style:font-name="MesloLGS NF" fo:font-size="8pt" officeooo:rsid="0015e918" officeooo:paragraph-rsid="00b42581" fo:background-color="transparent" style:font-size-asian="8pt" style:font-size-complex="8pt"/>
    </style:style>
    <style:style style:name="P40" style:family="paragraph" style:parent-style-name="Standard">
      <style:text-properties fo:color="#bababa" style:font-name="MesloLGS NF" fo:font-size="8pt" officeooo:rsid="0015e918" officeooo:paragraph-rsid="00b42581" style:font-size-asian="8pt" style:font-size-complex="8pt"/>
    </style:style>
    <style:style style:name="P41" style:family="paragraph" style:parent-style-name="Standard">
      <style:text-properties fo:color="#939393" style:font-name="MesloLGS NF" fo:font-size="8pt" officeooo:paragraph-rsid="0097cf1a" fo:background-color="transparent" style:font-size-asian="8pt" style:font-size-complex="8pt"/>
    </style:style>
    <style:style style:name="P42" style:family="paragraph" style:parent-style-name="Standard">
      <style:text-properties fo:color="#939393" style:font-name="MesloLGS NF" fo:font-size="8pt" fo:font-weight="bold" officeooo:rsid="0015e918" officeooo:paragraph-rsid="0097cf1a" fo:background-color="transparent" style:font-size-asian="8pt" style:font-weight-asian="bold" style:font-size-complex="8pt" style:font-weight-complex="bold"/>
    </style:style>
    <style:style style:name="P43" style:family="paragraph" style:parent-style-name="Standard">
      <style:text-properties fo:color="#d0d0d0" style:font-name="MesloLGS NF" fo:font-size="8pt" fo:font-weight="normal" officeooo:rsid="00ac678c" officeooo:paragraph-rsid="00ac678c" fo:background-color="transparent" style:font-size-asian="8pt" style:font-weight-asian="normal" style:font-size-complex="8pt" style:font-weight-complex="normal"/>
    </style:style>
    <style:style style:name="P44" style:family="paragraph" style:parent-style-name="Standard">
      <style:text-properties fo:color="#127622" style:font-name="MesloLGS NF" fo:font-size="8pt" fo:font-weight="bold" officeooo:rsid="0015e918" officeooo:paragraph-rsid="00b6a37d" fo:background-color="transparent" style:font-size-asian="8pt" style:font-weight-asian="bold" style:font-size-complex="8pt" style:font-weight-complex="bold"/>
    </style:style>
    <style:style style:name="P45" style:family="paragraph" style:parent-style-name="Standard">
      <style:text-properties fo:color="#127622" style:font-name="MesloLGS NF" fo:font-size="8pt" fo:font-weight="bold" officeooo:rsid="0016fd21" officeooo:paragraph-rsid="00b42581" fo:background-color="transparent" style:font-size-asian="8pt" style:font-weight-asian="bold" style:font-size-complex="8pt" style:font-weight-complex="bold"/>
    </style:style>
    <style:style style:name="P46" style:family="paragraph" style:parent-style-name="Standard">
      <style:text-properties fo:color="#127622" style:font-name="MesloLGS NF" fo:font-size="8pt" fo:font-weight="normal" officeooo:rsid="00b42581" officeooo:paragraph-rsid="006d072a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text-properties officeooo:paragraph-rsid="00b51736"/>
    </style:style>
    <style:style style:name="P48" style:family="paragraph" style:parent-style-name="Standard">
      <style:text-properties officeooo:paragraph-rsid="004eef03"/>
    </style:style>
    <style:style style:name="P49" style:family="paragraph" style:parent-style-name="Standard">
      <style:text-properties officeooo:paragraph-rsid="00b93dd6"/>
    </style:style>
    <style:style style:name="P50" style:family="paragraph" style:parent-style-name="Standard">
      <style:text-properties fo:color="#008400" style:font-name="MesloLGS NF" fo:font-size="8pt" officeooo:rsid="0015e918" officeooo:paragraph-rsid="00b93dd6" fo:background-color="transparent" style:font-size-asian="8pt" style:font-size-complex="8pt"/>
    </style:style>
    <style:style style:name="T1" style:family="text">
      <style:text-properties fo:color="#007ffe" fo:font-weight="bold" fo:background-color="transparent" loext:char-shading-value="0" style:font-weight-asian="bold" style:font-weight-complex="bold"/>
    </style:style>
    <style:style style:name="T2" style:family="text">
      <style:text-properties fo:color="#007ffe" fo:font-weight="bold" fo:background-color="#007ffe" loext:char-shading-value="0" style:font-weight-asian="bold" style:font-weight-complex="bold"/>
    </style:style>
    <style:style style:name="T3" style:family="text">
      <style:text-properties fo:color="#007ffe" fo:font-weight="bold" fo:background-color="#d0d0d0" loext:char-shading-value="0" style:font-weight-asian="bold" style:font-weight-complex="bold"/>
    </style:style>
    <style:style style:name="T4" style:family="text">
      <style:text-properties fo:color="#007ffe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5" style:family="text">
      <style:text-properties fo:color="#007ffe" fo:font-size="8pt" officeooo:rsid="0015e918" fo:background-color="#d0d0d0" loext:char-shading-value="0" style:font-size-asian="8pt" style:font-size-complex="8pt"/>
    </style:style>
    <style:style style:name="T6" style:family="text">
      <style:text-properties fo:color="#007ffe" fo:font-size="8pt" officeooo:rsid="0015e918" fo:background-color="#333333" loext:char-shading-value="0" style:font-size-asian="8pt" style:font-size-complex="8pt"/>
    </style:style>
    <style:style style:name="T7" style:family="text">
      <style:text-properties fo:color="#007ffe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8" style:family="text">
      <style:text-properties fo:color="#007ffe" style:font-name="MesloLGS NF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9" style:family="text">
      <style:text-properties fo:color="#007ffe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10" style:family="text">
      <style:text-properties fo:color="#007ffe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11" style:family="text">
      <style:text-properties fo:color="#007ffe" style:font-name="MesloLGS N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12" style:family="text">
      <style:text-properties fo:color="#007ffe" style:font-name="MesloLGS NF" fo:font-size="8pt" fo:font-weight="bold" officeooo:rsid="00b93dd6" fo:background-color="#4c4c4c" loext:char-shading-value="0" style:font-size-asian="8pt" style:font-weight-asian="bold" style:font-size-complex="8pt" style:font-weight-complex="bold"/>
    </style:style>
    <style:style style:name="T13" style:family="text">
      <style:text-properties fo:color="#007ffe" style:font-name="MesloLGS NF" fo:font-size="8pt" fo:font-weight="bold" officeooo:rsid="0015e918" fo:background-color="#e8e8e8" loext:char-shading-value="0" style:font-size-asian="8pt" style:font-weight-asian="bold" style:font-size-complex="8pt" style:font-weight-complex="bold"/>
    </style:style>
    <style:style style:name="T14" style:family="text">
      <style:text-properties fo:color="#007ffe" style:font-name="MesloLGS NF" fo:font-size="8pt" fo:font-weight="bold" officeooo:rsid="0015e918" fo:background-color="#e8e8e8" loext:char-shading-value="0" style:font-size-asian="8pt" style:font-weight-asian="bold" style:font-size-complex="8pt" style:font-weight-complex="bold"/>
    </style:style>
    <style:style style:name="T15" style:family="text">
      <style:text-properties fo:color="#007ffe" style:font-name="MesloLGS NF" fo:font-size="8pt" fo:font-weight="bold" officeooo:rsid="00b93dd6" fo:background-color="#e8e8e8" loext:char-shading-value="0" style:font-size-asian="8pt" style:font-weight-asian="bold" style:font-size-complex="8pt" style:font-weight-complex="bold"/>
    </style:style>
    <style:style style:name="T16" style:family="text">
      <style:text-properties fo:color="#007ffe" style:font-name="MesloLGS NF" fo:font-size="8pt" fo:font-weight="bold" officeooo:rsid="00b93dd6" fo:background-color="#e8e8e8" loext:char-shading-value="0" style:font-size-asian="8pt" style:font-weight-asian="bold" style:font-size-complex="8pt" style:font-weight-complex="bold"/>
    </style:style>
    <style:style style:name="T17" style:family="text">
      <style:text-properties fo:color="#007ffe" style:font-name="MesloLGS NF" fo:font-size="8pt" officeooo:rsid="0015e918" fo:background-color="#d0d0d0" loext:char-shading-value="0" style:font-size-asian="8pt" style:font-size-complex="8pt"/>
    </style:style>
    <style:style style:name="T18" style:family="text">
      <style:text-properties fo:color="#007ffe" style:font-name="MesloLGS NF" fo:font-size="8pt" officeooo:rsid="0015e918" fo:background-color="transparent" loext:char-shading-value="0" style:font-size-asian="8pt" style:font-size-complex="8pt"/>
    </style:style>
    <style:style style:name="T19" style:family="text">
      <style:text-properties fo:color="#007ffe" style:font-name="MesloLGS NF" fo:font-size="8pt" fo:font-weight="normal" officeooo:rsid="00b93dd6" fo:background-color="#4c4c4c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fo:font-weight="normal" officeooo:rsid="0016fd21" fo:background-color="#d0d0d0" loext:char-shading-value="0" style:font-weight-asian="normal" style:font-weight-complex="normal"/>
    </style:style>
    <style:style style:name="T21" style:family="text">
      <style:text-properties fo:color="#000000" fo:font-weight="normal" fo:background-color="#007ffe" loext:char-shading-value="0" style:font-weight-asian="normal" style:font-weight-complex="normal"/>
    </style:style>
    <style:style style:name="T22" style:family="text">
      <style:text-properties fo:color="#000000" officeooo:rsid="0016fd21" fo:background-color="#d0d0d0" loext:char-shading-value="0"/>
    </style:style>
    <style:style style:name="T23" style:family="text">
      <style:text-properties fo:color="#000000" fo:font-size="8pt" officeooo:rsid="0015e918" fo:background-color="#4c4c4c" loext:char-shading-value="0" style:font-size-asian="8pt" style:font-size-complex="8pt"/>
    </style:style>
    <style:style style:name="T24" style:family="text">
      <style:text-properties fo:color="#000000" style:font-name="MesloLGS NF" fo:font-size="8pt" fo:font-weight="bold" officeooo:rsid="0018ea71" fo:background-color="#ffd800" loext:char-shading-value="0" style:font-size-asian="8pt" style:font-weight-asian="bold" style:font-size-complex="8pt" style:font-weight-complex="bold"/>
    </style:style>
    <style:style style:name="T25" style:family="text">
      <style:text-properties fo:color="#000000" style:font-name="MesloLGS NF" fo:font-size="8pt" officeooo:rsid="0015e918" fo:background-color="#4c4c4c" loext:char-shading-value="0" style:font-size-asian="8pt" style:font-size-complex="8pt"/>
    </style:style>
    <style:style style:name="T26" style:family="text">
      <style:text-properties fo:color="#000000" style:font-name="MesloLGS NF" fo:font-size="8pt" fo:font-weight="normal" officeooo:rsid="0015e918" fo:background-color="#4c4c4c" loext:char-shading-value="0" style:font-size-asian="8pt" style:font-weight-asian="normal" style:font-size-complex="8pt" style:font-weight-complex="normal"/>
    </style:style>
    <style:style style:name="T27" style:family="text">
      <style:text-properties fo:color="#d0d0d0"/>
    </style:style>
    <style:style style:name="T28" style:family="text">
      <style:text-properties fo:color="#d0d0d0" fo:font-weight="bold" fo:background-color="#4c4c4c" loext:char-shading-value="0" style:font-weight-asian="bold" style:font-weight-complex="bold"/>
    </style:style>
    <style:style style:name="T29" style:family="text">
      <style:text-properties fo:color="#d0d0d0" fo:font-weight="bold" fo:background-color="transparent" loext:char-shading-value="0" style:font-weight-asian="bold" style:font-weight-complex="bold"/>
    </style:style>
    <style:style style:name="T30" style:family="text">
      <style:text-properties fo:color="#d0d0d0" fo:font-weight="bold" fo:background-color="#d0d0d0" loext:char-shading-value="0" style:font-weight-asian="bold" style:font-weight-complex="bold"/>
    </style:style>
    <style:style style:name="T31" style:family="text">
      <style:text-properties fo:color="#d0d0d0" fo:font-weight="bold" fo:background-color="#007ffe" loext:char-shading-value="0" style:font-weight-asian="bold" style:font-weight-complex="bold"/>
    </style:style>
    <style:style style:name="T32" style:family="text">
      <style:text-properties fo:color="#d0d0d0" fo:background-color="#d0d0d0" loext:char-shading-value="0"/>
    </style:style>
    <style:style style:name="T33" style:family="text">
      <style:text-properties fo:color="#d0d0d0" officeooo:rsid="0016fd21" fo:background-color="#d0d0d0" loext:char-shading-value="0"/>
    </style:style>
    <style:style style:name="T34" style:family="text">
      <style:text-properties fo:color="#d0d0d0" fo:font-weight="normal" fo:background-color="#d0d0d0" loext:char-shading-value="0" style:font-weight-asian="normal" style:font-weight-complex="normal"/>
    </style:style>
    <style:style style:name="T35" style:family="text">
      <style:text-properties fo:color="#d0d0d0" fo:font-weight="normal" fo:background-color="#4c4c4c" loext:char-shading-value="0" style:font-weight-asian="normal" style:font-weight-complex="normal"/>
    </style:style>
    <style:style style:name="T36" style:family="text">
      <style:text-properties fo:color="#d0d0d0" fo:font-size="8pt" officeooo:rsid="0015e918" fo:background-color="#e8e8e8" loext:char-shading-value="0" style:font-size-asian="8pt" style:font-size-complex="8pt"/>
    </style:style>
    <style:style style:name="T37" style:family="text">
      <style:text-properties fo:color="#d0d0d0" fo:font-size="8pt" officeooo:rsid="0015e918" fo:background-color="#4c4c4c" loext:char-shading-value="0" style:font-size-asian="8pt" style:font-size-complex="8pt"/>
    </style:style>
    <style:style style:name="T38" style:family="text">
      <style:text-properties fo:color="#d0d0d0" fo:font-size="8pt" officeooo:rsid="002dcca1" fo:background-color="#4c4c4c" loext:char-shading-value="0" style:font-size-asian="8pt" style:font-size-complex="8pt"/>
    </style:style>
    <style:style style:name="T39" style:family="text">
      <style:text-properties fo:color="#d0d0d0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40" style:family="text">
      <style:text-properties fo:color="#d0d0d0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41" style:family="text">
      <style:text-properties fo:color="#d0d0d0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42" style:family="text">
      <style:text-properties fo:color="#d0d0d0" fo:font-size="8pt" fo:font-weight="bold" officeooo:rsid="006d072a" fo:background-color="#007ffe" loext:char-shading-value="0" style:font-size-asian="8pt" style:font-weight-asian="bold" style:font-size-complex="8pt" style:font-weight-complex="bold"/>
    </style:style>
    <style:style style:name="T43" style:family="text">
      <style:text-properties fo:color="#d0d0d0" style:font-name="MesloLGS NF" fo:font-size="8pt" fo:font-weight="normal" officeooo:rsid="0015e918" fo:background-color="#4c4c4c" loext:char-shading-value="0" style:font-size-asian="8pt" style:font-weight-asian="normal" style:font-size-complex="8pt" style:font-weight-complex="normal"/>
    </style:style>
    <style:style style:name="T44" style:family="text">
      <style:text-properties fo:color="#d0d0d0" style:font-name="MesloLGS NF" fo:font-size="8pt" fo:font-weight="normal" officeooo:rsid="0038abb4" fo:background-color="#4c4c4c" loext:char-shading-value="0" style:font-size-asian="8pt" style:font-weight-asian="normal" style:font-size-complex="8pt" style:font-weight-complex="normal"/>
    </style:style>
    <style:style style:name="T45" style:family="text">
      <style:text-properties fo:color="#d0d0d0" style:font-name="MesloLGS NF" fo:font-size="8pt" fo:font-weight="normal" officeooo:rsid="00b93dd6" fo:background-color="#4c4c4c" loext:char-shading-value="0" style:font-size-asian="8pt" style:font-weight-asian="normal" style:font-size-complex="8pt" style:font-weight-complex="normal"/>
    </style:style>
    <style:style style:name="T46" style:family="text">
      <style:text-properties fo:color="#d0d0d0" style:font-name="MesloLGS NF" fo:font-size="8pt" fo:font-weight="normal" officeooo:rsid="0015e918" fo:background-color="#d0d0d0" loext:char-shading-value="0" style:font-size-asian="8pt" style:font-weight-asian="normal" style:font-size-complex="8pt" style:font-weight-complex="normal"/>
    </style:style>
    <style:style style:name="T47" style:family="text">
      <style:text-properties fo:color="#d0d0d0" style:font-name="MesloLGS NF" fo:font-size="8pt" fo:font-weight="normal" officeooo:rsid="0015e918" fo:background-color="transparent" loext:char-shading-value="0" style:font-size-asian="8pt" style:font-weight-asian="normal" style:font-size-complex="8pt" style:font-weight-complex="normal"/>
    </style:style>
    <style:style style:name="T48" style:family="text">
      <style:text-properties fo:color="#d0d0d0" style:font-name="MesloLGS NF" fo:font-size="8pt" fo:font-weight="normal" officeooo:rsid="00b93dd6" fo:background-color="#e8e8e8" loext:char-shading-value="0" style:font-size-asian="8pt" style:font-weight-asian="normal" style:font-size-complex="8pt" style:font-weight-complex="normal"/>
    </style:style>
    <style:style style:name="T49" style:family="text">
      <style:text-properties fo:color="#d0d0d0" style:font-name="MesloLGS NF" fo:font-size="8pt" fo:font-weight="normal" officeooo:rsid="00b93dd6" fo:background-color="#e8e8e8" loext:char-shading-value="0" style:font-size-asian="8pt" style:font-weight-asian="normal" style:font-size-complex="8pt" style:font-weight-complex="normal"/>
    </style:style>
    <style:style style:name="T50" style:family="text">
      <style:text-properties fo:color="#d0d0d0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51" style:family="text">
      <style:text-properties fo:color="#d0d0d0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52" style:family="text">
      <style:text-properties fo:color="#d0d0d0" style:font-name="MesloLGS N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53" style:family="text">
      <style:text-properties fo:color="#d0d0d0" style:font-name="MesloLGS NF" fo:font-size="8pt" officeooo:rsid="0016fd21" fo:background-color="#d0d0d0" loext:char-shading-value="0" style:font-size-asian="8pt" style:font-size-complex="8pt"/>
    </style:style>
    <style:style style:name="T54" style:family="text">
      <style:text-properties fo:color="#d0d0d0" style:font-name="MesloLGS NF" fo:font-size="8pt" officeooo:rsid="0015e918" fo:background-color="#d0d0d0" loext:char-shading-value="0" style:font-size-asian="8pt" style:font-size-complex="8pt"/>
    </style:style>
    <style:style style:name="T55" style:family="text">
      <style:text-properties fo:color="#d0d0d0" style:font-name="MesloLGS NF" fo:font-size="8pt" officeooo:rsid="0015e918" fo:background-color="#4c4c4c" loext:char-shading-value="0" style:font-size-asian="8pt" style:font-size-complex="8pt"/>
    </style:style>
    <style:style style:name="T56" style:family="text">
      <style:text-properties fo:color="#d0d0d0" style:font-name="MesloLGS NF" fo:font-size="8pt" officeooo:rsid="002dcca1" fo:background-color="#4c4c4c" loext:char-shading-value="0" style:font-size-asian="8pt" style:font-size-complex="8pt"/>
    </style:style>
    <style:style style:name="T57" style:family="text">
      <style:text-properties fo:color="#d0d0d0" style:font-name="MesloLGS NF" fo:font-size="8pt" officeooo:rsid="0015e918" fo:background-color="transparent" loext:char-shading-value="0" style:font-size-asian="8pt" style:font-size-complex="8pt"/>
    </style:style>
    <style:style style:name="T58" style:family="text">
      <style:text-properties fo:color="#ffffff" fo:background-color="transparent" loext:char-shading-value="0"/>
    </style:style>
    <style:style style:name="T59" style:family="text">
      <style:text-properties fo:color="#ffffff" fo:font-weight="bold" fo:background-color="#007ffe" loext:char-shading-value="0" style:font-weight-asian="bold" style:font-weight-complex="bold"/>
    </style:style>
    <style:style style:name="T60" style:family="text">
      <style:text-properties fo:color="#ffffff" fo:font-weight="bold" officeooo:rsid="0016fd21" style:font-weight-asian="bold" style:font-weight-complex="bold"/>
    </style:style>
    <style:style style:name="T61" style:family="text">
      <style:text-properties fo:color="#ffffff" fo:font-weight="normal" fo:background-color="#007ffe" loext:char-shading-value="0" style:font-weight-asian="normal" style:font-weight-complex="normal"/>
    </style:style>
    <style:style style:name="T62" style:family="text">
      <style:text-properties fo:color="#ffffff" fo:font-weight="normal" officeooo:rsid="0016fd21" fo:background-color="#007ffe" loext:char-shading-value="0" style:font-weight-asian="normal" style:font-weight-complex="normal"/>
    </style:style>
    <style:style style:name="T63" style:family="text">
      <style:text-properties fo:color="#ffffff" fo:font-weight="normal" fo:background-color="#d0d0d0" loext:char-shading-value="0" style:font-weight-asian="normal" style:font-weight-complex="normal"/>
    </style:style>
    <style:style style:name="T64" style:family="text">
      <style:text-properties fo:color="#ffffff" fo:font-size="8pt" fo:font-weight="bold" officeooo:rsid="003dff5e" fo:background-color="#007ffe" loext:char-shading-value="0" style:font-size-asian="8pt" style:font-weight-asian="bold" style:font-size-complex="8pt" style:font-weight-complex="bold"/>
    </style:style>
    <style:style style:name="T65" style:family="text">
      <style:text-properties fo:color="#fffff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66" style:family="text">
      <style:text-properties fo:color="#ffffff" fo:font-size="8pt" officeooo:rsid="0015e918" fo:background-color="#4c4c4c" loext:char-shading-value="0" style:font-size-asian="8pt" style:font-size-complex="8pt"/>
    </style:style>
    <style:style style:name="T67" style:family="text">
      <style:text-properties fo:color="#ffffff" fo:font-size="8pt" officeooo:rsid="007f40c7" fo:background-color="#4c4c4c" loext:char-shading-value="0" style:font-size-asian="8pt" style:font-size-complex="8pt"/>
    </style:style>
    <style:style style:name="T68" style:family="text">
      <style:text-properties fo:color="#ffffff" style:font-name="MesloLGS NF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69" style:family="text">
      <style:text-properties fo:color="#ffffff" style:font-name="MesloLGS NF" fo:font-size="8pt" fo:font-weight="normal" officeooo:rsid="0015e918" fo:background-color="#007ffe" loext:char-shading-value="0" style:font-size-asian="8pt" style:font-weight-asian="normal" style:font-size-complex="8pt" style:font-weight-complex="normal"/>
    </style:style>
    <style:style style:name="T70" style:family="text">
      <style:text-properties fo:color="#ffffff" style:font-name="MesloLGS NF" fo:font-size="8pt" officeooo:rsid="0015e918" fo:background-color="transparent" loext:char-shading-value="0" style:font-size-asian="8pt" style:font-size-complex="8pt"/>
    </style:style>
    <style:style style:name="T71" style:family="text">
      <style:text-properties fo:color="#ffffff" style:font-name="MesloLGS NF" fo:font-size="8pt" officeooo:rsid="0015e918" fo:background-color="#4c4c4c" loext:char-shading-value="0" style:font-size-asian="8pt" style:font-size-complex="8pt"/>
    </style:style>
    <style:style style:name="T72" style:family="text">
      <style:text-properties fo:color="#ffffff" style:font-name="MesloLGS NF" fo:font-size="8pt" officeooo:rsid="0015e918" fo:background-color="#007ffe" loext:char-shading-value="0" style:font-size-asian="8pt" style:font-size-complex="8pt"/>
    </style:style>
    <style:style style:name="T73" style:family="text">
      <style:text-properties fo:color="#ffffff" style:font-name="MesloLGS NF" fo:font-size="8pt" officeooo:rsid="0035d665" fo:background-color="#007ffe" loext:char-shading-value="0" style:font-size-asian="8pt" style:font-size-complex="8pt"/>
    </style:style>
    <style:style style:name="T74" style:family="text">
      <style:text-properties fo:color="#bababa" fo:font-size="8pt" officeooo:rsid="0015e918" fo:background-color="#4c4c4c" loext:char-shading-value="0" style:font-size-asian="8pt" style:font-size-complex="8pt"/>
    </style:style>
    <style:style style:name="T75" style:family="text">
      <style:text-properties fo:color="#bababa" fo:font-size="8pt" style:text-underline-style="solid" style:text-underline-width="auto" style:text-underline-color="font-color" officeooo:rsid="0015e918" fo:background-color="#4c4c4c" loext:char-shading-value="0" style:font-size-asian="8pt" style:font-size-complex="8pt"/>
    </style:style>
    <style:style style:name="T76" style:family="text">
      <style:text-properties fo:color="#bababa" fo:font-size="8pt" style:text-underline-style="none" officeooo:rsid="003b7764" fo:background-color="#4c4c4c" loext:char-shading-value="0" style:font-size-asian="8pt" style:font-size-complex="8pt"/>
    </style:style>
    <style:style style:name="T77" style:family="text">
      <style:text-properties fo:color="#bababa" style:font-name="MesloLGS NF" fo:font-size="8pt" officeooo:rsid="0015e918" fo:background-color="#4c4c4c" loext:char-shading-value="0" style:font-size-asian="8pt" style:font-size-complex="8pt"/>
    </style:style>
    <style:style style:name="T78" style:family="text">
      <style:text-properties fo:color="#bababa" style:font-name="MesloLGS NF" fo:font-size="8pt" style:text-underline-style="solid" style:text-underline-width="auto" style:text-underline-color="font-color" officeooo:rsid="0015e918" fo:background-color="#4c4c4c" loext:char-shading-value="0" style:font-size-asian="8pt" style:font-size-complex="8pt"/>
    </style:style>
    <style:style style:name="T79" style:family="text">
      <style:text-properties fo:color="#4c4c4c"/>
    </style:style>
    <style:style style:name="T80" style:family="text">
      <style:text-properties fo:color="#4c4c4c" fo:font-weight="bold" fo:background-color="#d0d0d0" loext:char-shading-value="0" style:font-weight-asian="bold" style:font-weight-complex="bold"/>
    </style:style>
    <style:style style:name="T81" style:family="text">
      <style:text-properties fo:color="#4c4c4c" fo:font-weight="bold" officeooo:rsid="0016fd21" fo:background-color="#d0d0d0" loext:char-shading-value="0" style:font-weight-asian="bold" style:font-weight-complex="bold"/>
    </style:style>
    <style:style style:name="T82" style:family="text">
      <style:text-properties fo:color="#4c4c4c" fo:font-weight="bold" style:font-weight-asian="bold" style:font-weight-complex="bold"/>
    </style:style>
    <style:style style:name="T83" style:family="text">
      <style:text-properties fo:color="#4c4c4c" fo:font-weight="bold" fo:background-color="#ffd800" loext:char-shading-value="0" style:font-weight-asian="bold" style:font-weight-complex="bold"/>
    </style:style>
    <style:style style:name="T84" style:family="text">
      <style:text-properties fo:color="#4c4c4c" fo:font-weight="normal" fo:background-color="#d0d0d0" loext:char-shading-value="0" style:font-weight-asian="normal" style:font-weight-complex="normal"/>
    </style:style>
    <style:style style:name="T85" style:family="text">
      <style:text-properties fo:color="#4c4c4c" fo:font-weight="normal" officeooo:rsid="0083fb0d" fo:background-color="#d0d0d0" loext:char-shading-value="0" style:font-weight-asian="normal" style:font-weight-complex="normal"/>
    </style:style>
    <style:style style:name="T86" style:family="text">
      <style:text-properties fo:color="#4c4c4c" fo:font-weight="normal" officeooo:rsid="00944e0f" fo:background-color="#d0d0d0" loext:char-shading-value="0" style:font-weight-asian="normal" style:font-weight-complex="normal"/>
    </style:style>
    <style:style style:name="T87" style:family="text">
      <style:text-properties fo:color="#4c4c4c" fo:font-weight="normal" officeooo:rsid="008e0912" fo:background-color="#d0d0d0" loext:char-shading-value="0" style:font-weight-asian="normal" style:font-weight-complex="normal"/>
    </style:style>
    <style:style style:name="T88" style:family="text">
      <style:text-properties fo:color="#4c4c4c" fo:font-size="8pt" officeooo:rsid="0015e918" fo:background-color="#333333" loext:char-shading-value="0" style:font-size-asian="8pt" style:font-size-complex="8pt"/>
    </style:style>
    <style:style style:name="T89" style:family="text">
      <style:text-properties fo:color="#4c4c4c" fo:font-size="8pt" officeooo:rsid="0015e918" fo:background-color="#d0d0d0" loext:char-shading-value="0" style:font-size-asian="8pt" style:font-size-complex="8pt"/>
    </style:style>
    <style:style style:name="T90" style:family="text">
      <style:text-properties fo:color="#4c4c4c" fo:font-size="8pt" officeooo:rsid="003a131b" fo:background-color="#d0d0d0" loext:char-shading-value="0" style:font-size-asian="8pt" style:font-size-complex="8pt"/>
    </style:style>
    <style:style style:name="T91" style:family="text">
      <style:text-properties fo:color="#4c4c4c" fo:font-size="8pt" officeooo:rsid="0015e918" fo:background-color="transparent" loext:char-shading-value="0" style:font-size-asian="8pt" style:font-size-complex="8pt"/>
    </style:style>
    <style:style style:name="T92" style:family="text">
      <style:text-properties fo:color="#4c4c4c" fo:font-size="8pt" officeooo:rsid="002dcca1" fo:background-color="transparent" loext:char-shading-value="0" style:font-size-asian="8pt" style:font-size-complex="8pt"/>
    </style:style>
    <style:style style:name="T93" style:family="text">
      <style:text-properties fo:color="#4c4c4c" fo:font-size="8pt" fo:font-weight="bold" officeooo:rsid="0080b753" fo:background-color="#d0d0d0" loext:char-shading-value="0" style:font-size-asian="8pt" style:font-weight-asian="bold" style:font-size-complex="8pt" style:font-weight-complex="bold"/>
    </style:style>
    <style:style style:name="T94" style:family="text">
      <style:text-properties fo:color="#4c4c4c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95" style:family="text">
      <style:text-properties fo:color="#4c4c4c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96" style:family="text">
      <style:text-properties fo:color="#4c4c4c" fo:font-size="8pt" fo:font-weight="normal" officeooo:rsid="0080b753" fo:background-color="#d0d0d0" loext:char-shading-value="0" style:font-size-asian="8pt" style:font-weight-asian="normal" style:font-size-complex="8pt" style:font-weight-complex="normal"/>
    </style:style>
    <style:style style:name="T97" style:family="text">
      <style:text-properties fo:color="#4c4c4c" fo:font-size="8pt" officeooo:rsid="0015e918" fo:background-color="#4c4c4c" loext:char-shading-value="0" style:font-size-asian="8pt" style:font-size-complex="8pt"/>
    </style:style>
    <style:style style:name="T98" style:family="text">
      <style:text-properties fo:color="#4c4c4c" fo:font-size="8pt" officeooo:rsid="002dcca1" fo:background-color="#4c4c4c" loext:char-shading-value="0" style:font-size-asian="8pt" style:font-size-complex="8pt"/>
    </style:style>
    <style:style style:name="T99" style:family="text">
      <style:text-properties fo:color="#4c4c4c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100" style:family="text">
      <style:text-properties fo:color="#4c4c4c" style:font-name="MesloLGS NF" fo:font-size="8pt" fo:font-weight="bold" officeooo:rsid="00abd403" fo:background-color="#d0d0d0" loext:char-shading-value="0" style:font-size-asian="8pt" style:font-weight-asian="bold" style:font-size-complex="8pt" style:font-weight-complex="bold"/>
    </style:style>
    <style:style style:name="T101" style:family="text">
      <style:text-properties fo:color="#4c4c4c" style:font-name="MesloLGS NF" fo:font-size="8pt" fo:font-weight="bold" officeooo:rsid="0080b753" fo:background-color="#d0d0d0" loext:char-shading-value="0" style:font-size-asian="8pt" style:font-weight-asian="bold" style:font-size-complex="8pt" style:font-weight-complex="bold"/>
    </style:style>
    <style:style style:name="T102" style:family="text">
      <style:text-properties fo:color="#4c4c4c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03" style:family="text">
      <style:text-properties fo:color="#4c4c4c" style:font-name="MesloLGS N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104" style:family="text">
      <style:text-properties fo:color="#4c4c4c" style:font-name="MesloLGS NF" fo:font-size="8pt" fo:font-weight="normal" officeooo:rsid="0015e918" fo:background-color="#d0d0d0" loext:char-shading-value="0" style:font-size-asian="8pt" style:font-weight-asian="normal" style:font-size-complex="8pt" style:font-weight-complex="normal"/>
    </style:style>
    <style:style style:name="T105" style:family="text">
      <style:text-properties fo:color="#4c4c4c" style:font-name="MesloLGS NF" fo:font-size="8pt" officeooo:rsid="0015e918" fo:background-color="#d0d0d0" loext:char-shading-value="0" style:font-size-asian="8pt" style:font-size-complex="8pt"/>
    </style:style>
    <style:style style:name="T106" style:family="text">
      <style:text-properties fo:color="#4c4c4c" style:font-name="MesloLGS NF" fo:font-size="8pt" officeooo:rsid="0015e918" fo:background-color="transparent" loext:char-shading-value="0" style:font-size-asian="8pt" style:font-size-complex="8pt"/>
    </style:style>
    <style:style style:name="T107" style:family="text">
      <style:text-properties fo:color="#4c4c4c" style:font-name="MesloLGS NF" fo:font-size="8pt" officeooo:rsid="0015e918" fo:background-color="#007ffe" loext:char-shading-value="0" style:font-size-asian="8pt" style:font-size-complex="8pt"/>
    </style:style>
    <style:style style:name="T108" style:family="text">
      <style:text-properties fo:color="#ffd800" fo:font-weight="bold" fo:background-color="transparent" loext:char-shading-value="0" style:font-weight-asian="bold" style:font-weight-complex="bold"/>
    </style:style>
    <style:style style:name="T109" style:family="text">
      <style:text-properties fo:color="#ffd800" fo:font-weight="bold" officeooo:rsid="0016fd21" fo:background-color="transparent" loext:char-shading-value="0" style:font-weight-asian="bold" style:font-weight-complex="bold"/>
    </style:style>
    <style:style style:name="T110" style:family="text">
      <style:text-properties fo:color="#ffd800" fo:font-weight="bold" fo:background-color="#e8e8e8" loext:char-shading-value="0" style:font-weight-asian="bold" style:font-weight-complex="bold"/>
    </style:style>
    <style:style style:name="T111" style:family="text">
      <style:text-properties fo:color="#ffd800" fo:font-weight="bold" officeooo:rsid="0016fd21" style:font-weight-asian="bold" style:font-weight-complex="bold"/>
    </style:style>
    <style:style style:name="T112" style:family="text">
      <style:text-properties fo:color="#ffd800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13" style:family="text">
      <style:text-properties fo:color="#ffd800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14" style:family="text">
      <style:text-properties fo:color="#ffd800" style:font-name="MesloLGS NF" fo:font-size="8pt" fo:font-weight="bold" officeooo:rsid="0015e918" fo:background-color="#e8e8e8" loext:char-shading-value="0" style:font-size-asian="8pt" style:font-weight-asian="bold" style:font-size-complex="8pt" style:font-weight-complex="bold"/>
    </style:style>
    <style:style style:name="T115" style:family="text">
      <style:text-properties fo:color="#ffd800" style:font-name="MesloLGS NF" fo:font-size="8pt" fo:font-weight="bold" officeooo:rsid="0015e918" fo:background-color="#333333" loext:char-shading-value="0" style:font-size-asian="8pt" style:font-weight-asian="bold" style:font-size-complex="8pt" style:font-weight-complex="bold"/>
    </style:style>
    <style:style style:name="T116" style:family="text">
      <style:text-properties fo:color="#e8e8e8" fo:font-weight="normal" fo:background-color="#007ffe" loext:char-shading-value="0" style:font-weight-asian="normal" style:font-weight-complex="normal"/>
    </style:style>
    <style:style style:name="T117" style:family="text">
      <style:text-properties fo:color="#e8e8e8" fo:font-weight="normal" officeooo:rsid="00225b40" fo:background-color="#007ffe" loext:char-shading-value="0" style:font-weight-asian="normal" style:font-weight-complex="normal"/>
    </style:style>
    <style:style style:name="T118" style:family="text">
      <style:text-properties fo:color="#e8e8e8" fo:font-size="8pt" officeooo:rsid="0015e918" fo:background-color="#4c4c4c" loext:char-shading-value="0" style:font-size-asian="8pt" style:font-size-complex="8pt"/>
    </style:style>
    <style:style style:name="T119" style:family="text">
      <style:text-properties fo:color="#e8e8e8" style:font-name="MesloLGS NF" fo:font-size="8pt" fo:font-weight="normal" officeooo:rsid="00b93dd6" fo:background-color="#4c4c4c" loext:char-shading-value="0" style:font-size-asian="8pt" style:font-weight-asian="normal" style:font-size-complex="8pt" style:font-weight-complex="normal"/>
    </style:style>
    <style:style style:name="T120" style:family="text">
      <style:text-properties fo:color="#333333" fo:font-weight="normal" fo:background-color="#dddddd" loext:char-shading-value="0" style:font-weight-asian="normal" style:font-weight-complex="normal"/>
    </style:style>
    <style:style style:name="T121" style:family="text">
      <style:text-properties fo:color="#333333" fo:background-color="#dddddd" loext:char-shading-value="0"/>
    </style:style>
    <style:style style:name="T122" style:family="text">
      <style:text-properties fo:color="#333333" style:font-name="MesloLGS NF" fo:font-size="8pt" fo:font-weight="bold" officeooo:rsid="0015e918" fo:background-color="#dddddd" loext:char-shading-value="0" style:font-size-asian="8pt" style:font-weight-asian="bold" style:font-size-complex="8pt" style:font-weight-complex="bold"/>
    </style:style>
    <style:style style:name="T123" style:family="text">
      <style:text-properties fo:color="#333333" style:font-name="MesloLGS NF" fo:font-size="8pt" fo:font-weight="bold" officeooo:rsid="0015e918" fo:background-color="#e8e8e8" loext:char-shading-value="0" style:font-size-asian="8pt" style:font-weight-asian="bold" style:font-size-complex="8pt" style:font-weight-complex="bold"/>
    </style:style>
    <style:style style:name="T124" style:family="text">
      <style:text-properties fo:color="#333333" style:font-name="MesloLGS NF" fo:font-size="8pt" fo:font-weight="bold" officeooo:rsid="00b93dd6" fo:background-color="#e8e8e8" loext:char-shading-value="0" style:font-size-asian="8pt" style:font-weight-asian="bold" style:font-size-complex="8pt" style:font-weight-complex="bold"/>
    </style:style>
    <style:style style:name="T125" style:family="text">
      <style:text-properties fo:color="#333333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126" style:family="text">
      <style:text-properties fo:color="#333333" style:font-name="MesloLGS NF" fo:font-size="8pt" fo:font-weight="bold" officeooo:rsid="00b93dd6" fo:background-color="#d0d0d0" loext:char-shading-value="0" style:font-size-asian="8pt" style:font-weight-asian="bold" style:font-size-complex="8pt" style:font-weight-complex="bold"/>
    </style:style>
    <style:style style:name="T127" style:family="text">
      <style:text-properties fo:color="#333333" style:font-name="MesloLGS NF" fo:font-size="8pt" officeooo:rsid="00b8ed76" fo:background-color="#d0d0d0" loext:char-shading-value="0" style:font-size-asian="8pt" style:font-size-complex="8pt"/>
    </style:style>
    <style:style style:name="T128" style:family="text">
      <style:text-properties fo:color="#333333" style:font-name="MesloLGS NF" fo:font-size="8pt" fo:font-weight="normal" officeooo:rsid="00b93dd6" fo:background-color="#e8e8e8" loext:char-shading-value="0" style:font-size-asian="8pt" style:font-weight-asian="normal" style:font-size-complex="8pt" style:font-weight-complex="normal"/>
    </style:style>
    <style:style style:name="T129" style:family="text">
      <style:text-properties fo:color="#333333" style:font-name="MesloLGS NF" fo:font-size="8pt" fo:font-weight="normal" officeooo:rsid="00b93dd6" fo:background-color="#d0d0d0" loext:char-shading-value="0" style:font-size-asian="8pt" style:font-weight-asian="normal" style:font-size-complex="8pt" style:font-weight-complex="normal"/>
    </style:style>
    <style:style style:name="T130" style:family="text">
      <style:text-properties fo:color="#333333" fo:font-weight="bold" fo:background-color="#dddddd" loext:char-shading-value="0" style:font-weight-asian="bold" style:font-weight-complex="bold"/>
    </style:style>
    <style:style style:name="T131" style:family="text">
      <style:text-properties fo:font-weight="bold" officeooo:rsid="0016fd21" fo:background-color="#007ffe" loext:char-shading-value="0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officeooo:rsid="0016fd21" style:font-weight-asian="bold" style:font-weight-complex="bold"/>
    </style:style>
    <style:style style:name="T134" style:family="text">
      <style:text-properties fo:color="#fe007f" fo:font-weight="bold" officeooo:rsid="0016fd21" fo:background-color="#ffd800" loext:char-shading-value="0" style:font-weight-asian="bold" style:font-weight-complex="bold"/>
    </style:style>
    <style:style style:name="T135" style:family="text">
      <style:text-properties officeooo:rsid="0015e918"/>
    </style:style>
    <style:style style:name="T136" style:family="text">
      <style:text-properties officeooo:rsid="0023c08c"/>
    </style:style>
    <style:style style:name="T137" style:family="text">
      <style:text-properties officeooo:rsid="004d1038"/>
    </style:style>
    <style:style style:name="T138" style:family="text">
      <style:text-properties officeooo:rsid="004eef03"/>
    </style:style>
    <style:style style:name="T139" style:family="text">
      <style:text-properties fo:color="#7f7f7f" fo:font-size="8pt" fo:font-weight="normal" officeooo:rsid="0015e918" fo:background-color="transparent" loext:char-shading-value="0" style:font-size-asian="8pt" style:font-weight-asian="normal" style:font-size-complex="8pt" style:font-weight-complex="normal"/>
    </style:style>
    <style:style style:name="T140" style:family="text">
      <style:text-properties fo:color="#7f7f7f" fo:font-size="8pt" fo:font-weight="normal" officeooo:rsid="0074559d" fo:background-color="transparent" loext:char-shading-value="0" style:font-size-asian="8pt" style:font-weight-asian="normal" style:font-size-complex="8pt" style:font-weight-complex="normal"/>
    </style:style>
    <style:style style:name="T141" style:family="text">
      <style:text-properties fo:color="#7f7f7f" fo:font-size="8pt" fo:font-weight="normal" officeooo:rsid="0040d836" fo:background-color="transparent" loext:char-shading-value="0" style:font-size-asian="8pt" style:font-weight-asian="normal" style:font-size-complex="8pt" style:font-weight-complex="normal"/>
    </style:style>
    <style:style style:name="T142" style:family="text">
      <style:text-properties fo:color="#7f7f7f" fo:font-size="8pt" officeooo:rsid="0015e918" fo:background-color="transparent" loext:char-shading-value="0" style:font-size-asian="8pt" style:font-size-complex="8pt"/>
    </style:style>
    <style:style style:name="T143" style:family="text">
      <style:text-properties fo:color="#7f7f7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44" style:family="text">
      <style:text-properties officeooo:rsid="0066d3e2"/>
    </style:style>
    <style:style style:name="T145" style:family="text">
      <style:text-properties officeooo:rsid="006d072a"/>
    </style:style>
    <style:style style:name="T146" style:family="text">
      <style:text-properties officeooo:rsid="00797fdd"/>
    </style:style>
    <style:style style:name="T147" style:family="text">
      <style:text-properties officeooo:rsid="009af1ee"/>
    </style:style>
    <style:style style:name="T148" style:family="text">
      <style:text-properties fo:font-size="8pt" officeooo:rsid="00797fdd" fo:background-color="transparent" loext:char-shading-value="0" style:font-size-asian="8pt" style:font-size-complex="8pt"/>
    </style:style>
    <style:style style:name="T149" style:family="text">
      <style:text-properties fo:font-size="8pt" officeooo:rsid="002145e8" fo:background-color="transparent" loext:char-shading-value="0" style:font-size-asian="8pt" style:font-size-complex="8pt"/>
    </style:style>
    <style:style style:name="T150" style:family="text">
      <style:text-properties fo:font-size="8pt" officeooo:rsid="009db1c5" fo:background-color="transparent" loext:char-shading-value="0" style:font-size-asian="8pt" style:font-size-complex="8pt"/>
    </style:style>
    <style:style style:name="T151" style:family="text">
      <style:text-properties fo:font-size="8pt" officeooo:rsid="009e0718" fo:background-color="transparent" loext:char-shading-value="0" style:font-size-asian="8pt" style:font-size-complex="8pt"/>
    </style:style>
    <style:style style:name="T152" style:family="text">
      <style:text-properties fo:font-size="8pt" officeooo:rsid="006d072a" fo:background-color="transparent" loext:char-shading-value="0" style:font-size-asian="8pt" style:font-size-complex="8pt"/>
    </style:style>
    <style:style style:name="T153" style:family="text">
      <style:text-properties fo:font-size="8pt" officeooo:rsid="0053ce36" fo:background-color="transparent" loext:char-shading-value="0" style:font-size-asian="8pt" style:font-size-complex="8pt"/>
    </style:style>
    <style:style style:name="T154" style:family="text">
      <style:text-properties fo:font-size="8pt" officeooo:rsid="0015e918" fo:background-color="transparent" loext:char-shading-value="0" style:font-size-asian="8pt" style:font-size-complex="8pt"/>
    </style:style>
    <style:style style:name="T155" style:family="text">
      <style:text-properties fo:font-size="8pt" officeooo:rsid="0023c08c" fo:background-color="transparent" loext:char-shading-value="0" style:font-size-asian="8pt" style:font-size-complex="8pt"/>
    </style:style>
    <style:style style:name="T156" style:family="text">
      <style:text-properties fo:font-size="8pt" officeooo:rsid="0091c0a2" fo:background-color="transparent" loext:char-shading-value="0" style:font-size-asian="8pt" style:font-size-complex="8pt"/>
    </style:style>
    <style:style style:name="T157" style:family="text">
      <style:text-properties fo:font-size="8pt" officeooo:rsid="0042cfa4" fo:background-color="transparent" loext:char-shading-value="0" style:font-size-asian="8pt" style:font-size-complex="8pt"/>
    </style:style>
    <style:style style:name="T158" style:family="text">
      <style:text-properties fo:font-size="8pt" officeooo:rsid="0057f372" fo:background-color="transparent" loext:char-shading-value="0" style:font-size-asian="8pt" style:font-size-complex="8pt"/>
    </style:style>
    <style:style style:name="T159" style:family="text">
      <style:text-properties fo:font-size="8pt" officeooo:rsid="00944e0f" fo:background-color="transparent" loext:char-shading-value="0" style:font-size-asian="8pt" style:font-size-complex="8pt"/>
    </style:style>
    <style:style style:name="T160" style:family="text">
      <style:text-properties fo:font-size="8pt" officeooo:rsid="00591516" fo:background-color="transparent" loext:char-shading-value="0" style:font-size-asian="8pt" style:font-size-complex="8pt"/>
    </style:style>
    <style:style style:name="T161" style:family="text">
      <style:text-properties fo:font-size="8pt" officeooo:rsid="009c0a2e" fo:background-color="transparent" loext:char-shading-value="0" style:font-size-asian="8pt" style:font-size-complex="8pt"/>
    </style:style>
    <style:style style:name="T162" style:family="text">
      <style:text-properties fo:font-size="8pt" officeooo:rsid="009e55d5" fo:background-color="transparent" loext:char-shading-value="0" style:font-size-asian="8pt" style:font-size-complex="8pt"/>
    </style:style>
    <style:style style:name="T163" style:family="text">
      <style:text-properties fo:font-size="8pt" officeooo:rsid="009ee665" fo:background-color="transparent" loext:char-shading-value="0" style:font-size-asian="8pt" style:font-size-complex="8pt"/>
    </style:style>
    <style:style style:name="T164" style:family="text">
      <style:text-properties fo:font-size="8pt" officeooo:rsid="00578201" fo:background-color="transparent" loext:char-shading-value="0" style:font-size-asian="8pt" style:font-size-complex="8pt"/>
    </style:style>
    <style:style style:name="T165" style:family="text">
      <style:text-properties fo:font-size="8pt" officeooo:rsid="0094a4ea" fo:background-color="transparent" loext:char-shading-value="0" style:font-size-asian="8pt" style:font-size-complex="8pt"/>
    </style:style>
    <style:style style:name="T166" style:family="text">
      <style:text-properties fo:font-size="8pt" officeooo:rsid="007b423d" fo:background-color="transparent" loext:char-shading-value="0" style:font-size-asian="8pt" style:font-size-complex="8pt"/>
    </style:style>
    <style:style style:name="T167" style:family="text">
      <style:text-properties fo:font-size="8pt" officeooo:rsid="003a131b" fo:background-color="transparent" loext:char-shading-value="0" style:font-size-asian="8pt" style:font-size-complex="8pt"/>
    </style:style>
    <style:style style:name="T168" style:family="text">
      <style:text-properties fo:font-size="8pt" officeooo:rsid="005a5826" fo:background-color="transparent" loext:char-shading-value="0" style:font-size-asian="8pt" style:font-size-complex="8pt"/>
    </style:style>
    <style:style style:name="T169" style:family="text">
      <style:text-properties fo:font-size="8pt" officeooo:rsid="00646f01" fo:background-color="transparent" loext:char-shading-value="0" style:font-size-asian="8pt" style:font-size-complex="8pt"/>
    </style:style>
    <style:style style:name="T170" style:family="text">
      <style:text-properties fo:font-size="8pt" officeooo:rsid="00751b19" fo:background-color="transparent" loext:char-shading-value="0" style:font-size-asian="8pt" style:font-size-complex="8pt"/>
    </style:style>
    <style:style style:name="T171" style:family="text">
      <style:text-properties fo:color="#dddddd"/>
    </style:style>
    <style:style style:name="T172" style:family="text">
      <style:text-properties fo:color="#dddddd" fo:background-color="#dddddd" loext:char-shading-value="0"/>
    </style:style>
    <style:style style:name="T173" style:family="text">
      <style:text-properties fo:color="#666666" fo:font-weight="normal" fo:background-color="#dddddd" loext:char-shading-value="0" style:font-weight-asian="normal" style:font-weight-complex="normal"/>
    </style:style>
    <style:style style:name="T174" style:family="text">
      <style:text-properties fo:color="#808080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75" style:family="text">
      <style:text-properties fo:color="#808080" fo:font-size="8pt" fo:font-weight="normal" officeooo:rsid="0074559d" fo:background-color="transparent" loext:char-shading-value="0" style:font-size-asian="8pt" style:font-weight-asian="normal" style:font-size-complex="8pt" style:font-weight-complex="normal"/>
    </style:style>
    <style:style style:name="T176" style:family="text">
      <style:text-properties fo:color="#808080" fo:font-size="8pt" fo:font-weight="normal" officeooo:rsid="00b3a027" fo:background-color="transparent" loext:char-shading-value="0" style:font-size-asian="8pt" style:font-weight-asian="normal" style:font-size-complex="8pt" style:font-weight-complex="normal"/>
    </style:style>
    <style:style style:name="T177" style:family="text">
      <style:text-properties fo:color="#808080" fo:font-weight="bold" style:font-weight-asian="bold" style:font-weight-complex="bold"/>
    </style:style>
    <style:style style:name="T178" style:family="text">
      <style:text-properties fo:color="#008400"/>
    </style:style>
    <style:style style:name="T179" style:family="text">
      <style:text-properties fo:color="#008400" style:font-name="MesloLGS NF" fo:font-size="8pt" officeooo:rsid="0051899d" fo:background-color="transparent" loext:char-shading-value="0" style:font-size-asian="8pt" style:font-size-complex="8pt"/>
    </style:style>
    <style:style style:name="T180" style:family="text">
      <style:text-properties fo:color="#008400" style:font-name="MesloLGS NF" fo:font-size="8pt" officeooo:rsid="002145e8" fo:background-color="transparent" loext:char-shading-value="0" style:font-size-asian="8pt" style:font-size-complex="8pt"/>
    </style:style>
    <style:style style:name="T181" style:family="text">
      <style:text-properties fo:color="#008400" style:font-name="MesloLGS NF" fo:font-size="8pt" officeooo:rsid="006d072a" fo:background-color="transparent" loext:char-shading-value="0" style:font-size-asian="8pt" style:font-size-complex="8pt"/>
    </style:style>
    <style:style style:name="T182" style:family="text">
      <style:text-properties fo:color="#008400" style:font-name="MesloLGS NF" fo:font-size="8pt" officeooo:rsid="004d1038" fo:background-color="transparent" loext:char-shading-value="0" style:font-size-asian="8pt" style:font-size-complex="8pt"/>
    </style:style>
    <style:style style:name="T183" style:family="text">
      <style:text-properties fo:color="#008400" style:font-name="MesloLGS NF" fo:font-size="8pt" officeooo:rsid="0075d05d" fo:background-color="transparent" loext:char-shading-value="0" style:font-size-asian="8pt" style:font-size-complex="8pt"/>
    </style:style>
    <style:style style:name="T184" style:family="text">
      <style:text-properties fo:color="#008400" style:font-name="MesloLGS NF" fo:font-size="8pt" officeooo:rsid="00b8ed76" fo:background-color="transparent" loext:char-shading-value="0" style:font-size-asian="8pt" style:font-size-complex="8pt"/>
    </style:style>
    <style:style style:name="T185" style:family="text">
      <style:text-properties fo:color="#008400" style:font-name="MesloLGS NF" fo:font-size="8pt" officeooo:rsid="004eef03" fo:background-color="transparent" loext:char-shading-value="0" style:font-size-asian="8pt" style:font-size-complex="8pt"/>
    </style:style>
    <style:style style:name="T186" style:family="text">
      <style:text-properties fo:color="#008400" style:font-name="MesloLGS NF" fo:font-size="8pt" officeooo:rsid="004fd96e" fo:background-color="transparent" loext:char-shading-value="0" style:font-size-asian="8pt" style:font-size-complex="8pt"/>
    </style:style>
    <style:style style:name="T187" style:family="text">
      <style:text-properties fo:color="#008400" style:font-name="MesloLGS NF" fo:font-size="8pt" officeooo:rsid="00b93dd6" fo:background-color="transparent" loext:char-shading-value="0" style:font-size-asian="8pt" style:font-size-complex="8pt"/>
    </style:style>
    <style:style style:name="T188" style:family="text">
      <style:text-properties officeooo:rsid="00b7d6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 text:c="3"/><text:span text:style-name="T146">localhost</text:span></text:p>
      <text:p text:style-name="P15"><text:span text:style-name="T148"><text:s/>logged</text:span><text:span text:style-name="T149">│ </text:span><text:span text:style-name="T148">home</text:span></text:p>
      <text:p text:style-name="P3"><text:s text:c="3"/>┌┴┐┌┴┐┌┴┐</text:p>
      <text:p text:style-name="P21"/>
      <text:p text:style-name="P25"><text:span text:style-name="T93">X</text:span><text:span text:style-name="T39">█</text:span><text:span text:style-name="T41"></text:span><text:span text:style-name="T88">█</text:span><text:span text:style-name="T37"></text:span><text:span text:style-name="T118"> </text:span><text:span text:style-name="T89"></text:span><text:span text:style-name="T36">█</text:span><text:span text:style-name="T89">⌂ </text:span><text:span text:style-name="T37"></text:span><text:span text:style-name="T118"> </text:span><text:span text:style-name="T65">~</text:span><text:span text:style-name="T66"> </text:span><text:span text:style-name="T91"> <text:s text:c="83"/></text:span><text:span text:style-name="T92"><text:s text:c="21"/></text:span><text:span text:style-name="T91"></text:span><text:span text:style-name="T92"> </text:span></text:p>
      <text:p text:style-name="P27"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32"><text:span text:style-name="T28">△</text:span><text:span text:style-name="T82"></text:span><text:span text:style-name="T133"> </text:span> </text:p>
      <text:p text:style-name="P30"/>
      <text:p text:style-name="P4">├┘</text:p>
      <text:p text:style-name="P16"><text:span text:style-name="T150">no-</text:span><text:span text:style-name="T151">internet</text:span></text:p>
      <text:p text:style-name="P5"/>
      <text:p text:style-name="P6"><text:s text:c="5"/><text:span text:style-name="T137">admin <text:s text:c="3"/>remote <text:s text:c="44"/>dirstack <text:s text:c="23"/></text:span><text:span text:style-name="T138">detach</text:span><text:span text:style-name="T147">ed</text:span><text:span text:style-name="T138"> suspend</text:span><text:span text:style-name="T147">ed</text:span></text:p>
      <text:p text:style-name="P48"><text:span text:style-name="T179">X</text:span><text:span text:style-name="T180"> <text:s/></text:span><text:span text:style-name="T181">su</text:span><text:span text:style-name="T180"> <text:s/>│ <text:s/>tmux <text:s/>│ <text:s text:c="2"/>RO <text:s text:c="13"/></text:span><text:span text:style-name="T182">VCS root <text:s text:c="15"/></text:span><text:span text:style-name="T183">c</text:span><text:span text:style-name="T182">wd <text:s text:c="5"/></text:span><text:span text:style-name="T180">│ </text:span><text:span text:style-name="T184">recall</text:span><text:span text:style-name="T180"> <text:s text:c="3"/></text:span><text:span text:style-name="T182"><text:s text:c="5"/>batt load temp <text:s/></text:span><text:span text:style-name="T180">│ <text:s/></text:span><text:span text:style-name="T185">bg</text:span><text:span text:style-name="T180"> │</text:span><text:span text:style-name="T187">shell</text:span><text:span text:style-name="T180"> <text:s text:c="2"/></text:span><text:span text:style-name="T186">time</text:span></text:p>
      <text:p text:style-name="P50">├┐┌┴┐┌<text:span text:style-name="T136">─</text:span>┴<text:span text:style-name="T136">─</text:span>┐┌┴┐┌<text:span text:style-name="T136">──</text:span>┴<text:span text:style-name="T136">──</text:span>┐┌┴┐ <text:s text:c="9"/>┌<text:span text:style-name="T136">─────</text:span>┴<text:span text:style-name="T136">─────</text:span>┐ <text:s text:c="10"/>┌<text:span text:style-name="T136">───</text:span>┴<text:span text:style-name="T136">────</text:span>┐ ┌┴┐├┐ <text:s text:c="13"/>┌┴<text:span text:style-name="T136">─</text:span>┐┌<text:span text:style-name="T136">─</text:span>┴<text:span text:style-name="T136">─</text:span>┐┌<text:span text:style-name="T136">─</text:span>┴┐ ┌┴┐┌┴┐┌┴┐┌┴┐ ┌<text:span text:style-name="T136">───</text:span>┴<text:span text:style-name="T136">───</text:span>┐</text:p>
      <text:p text:style-name="P36"><text:s text:c="2"/></text:p>
      <text:p text:style-name="P49"><text:span text:style-name="T101">X</text:span><text:span text:style-name="T50">█</text:span><text:span text:style-name="T113"></text:span><text:span text:style-name="T114">█</text:span><text:span text:style-name="T24">root</text:span><text:span text:style-name="T115">█</text:span><text:span text:style-name="T113"></text:span><text:span text:style-name="T50"></text:span><text:span text:style-name="T51">█</text:span><text:span text:style-name="T17">server</text:span><text:span text:style-name="T54">█</text:span><text:span text:style-name="T50"></text:span><text:span text:style-name="T102"></text:span><text:span text:style-name="T103"> </text:span><text:span text:style-name="T55">~ </text:span><text:span text:style-name="T25">╱ </text:span><text:span text:style-name="T77">code </text:span><text:span text:style-name="T25">╱ </text:span><text:span text:style-name="T78">liquidprompt </text:span><text:span text:style-name="T25">╱ </text:span><text:span text:style-name="T77">theme </text:span><text:span text:style-name="T25">╱ </text:span><text:span text:style-name="T71">dotmatrix </text:span><text:span text:style-name="T105"></text:span><text:span text:style-name="T54">█</text:span><text:span text:style-name="T127">2</text:span><text:span text:style-name="T57"></text:span><text:span text:style-name="T18"></text:span><text:span text:style-name="T106"> <text:s text:c="12"/></text:span><text:span text:style-name="T44">24%</text:span><text:span text:style-name="T26">╱</text:span><text:span text:style-name="T44">1.68</text:span><text:span text:style-name="T26">╱</text:span><text:span text:style-name="T44">90°</text:span><text:span text:style-name="T107"></text:span><text:span text:style-name="T72"> </text:span><text:span text:style-name="T73">3d</text:span><text:span text:style-name="T69">╱</text:span><text:span text:style-name="T73">2&amp;</text:span><text:span text:style-name="T69">╱</text:span><text:span text:style-name="T73">1z</text:span><text:span text:style-name="T10"></text:span><text:span text:style-name="T125"> </text:span><text:span text:style-name="T129">b</text:span><text:span text:style-name="T126"> </text:span><text:span text:style-name="T52"> </text:span><text:span text:style-name="T56">15:20:34</text:span></text:p>
      <text:p text:style-name="P26"><text:span text:style-name="T139">━</text:span><text:span text:style-name="T174"> </text:span><text:span text:style-name="T175">scl</text:span><text:span text:style-name="T176">0 </text:span><text:span text:style-name="T143">┃</text:span><text:span text:style-name="T174"> </text:span><text:span text:style-name="T176">scl1 </text:span><text:span text:style-name="T174"></text:span><text:span text:style-name="T139">━</text:span><text:span text:style-name="T174"></text:span><text:span text:style-name="T139"> </text:span><text:span text:style-name="T140">v</text:span><text:span text:style-name="T141">env </text:span><text:span text:style-name="T174"></text:span><text:span text:style-name="T142"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span></text:p>
      <text:p text:style-name="P40"><text:span text:style-name="T35">🖧</text:span><text:span text:style-name="T80"> </text:span><text:span text:style-name="T130"></text:span><text:span text:style-name="T84">± </text:span><text:span text:style-name="T29"></text:span><text:span text:style-name="T1"></text:span><text:span text:style-name="T2"> </text:span><text:span text:style-name="T117">+</text:span><text:span text:style-name="T59">➒</text:span><text:span text:style-name="T21">╱</text:span><text:span text:style-name="T116">-</text:span><text:span text:style-name="T59">➎</text:span><text:span text:style-name="T3"></text:span><text:span text:style-name="T30"> </text:span><text:span text:style-name="T81">main</text:span><text:span text:style-name="T20">:</text:span><text:span text:style-name="T87">feat</text:span><text:span text:style-name="T63">╱</text:span><text:span text:style-name="T85">v0.1</text:span><text:span text:style-name="T33"> </text:span><text:span text:style-name="T29"></text:span><text:span text:style-name="T1"></text:span><text:span text:style-name="T2"> </text:span><text:span text:style-name="T117">+</text:span><text:span text:style-name="T116">➁</text:span><text:span text:style-name="T21">╱</text:span><text:span text:style-name="T61">-</text:span><text:span text:style-name="T116">⑳⁺</text:span><text:span text:style-name="T3"></text:span><text:span text:style-name="T34"> </text:span><text:span text:style-name="T84">✞</text:span><text:span text:style-name="T63">╱</text:span><text:span text:style-name="T84">⛶</text:span><text:span text:style-name="T63">╱</text:span><text:span text:style-name="T86">detached</text:span><text:span text:style-name="T31"></text:span><text:span text:style-name="T59"> </text:span><text:span text:style-name="T62">20s</text:span><text:span text:style-name="T131"> </text:span><text:span text:style-name="T1"></text:span><text:span text:style-name="T108"></text:span><text:span text:style-name="T134">125</text:span><text:span text:style-name="T109"></text:span><text:span text:style-name="T58"> </text:span><text:span text:style-name="T108"> </text:span></text:p>
      <text:p text:style-name="P31"/>
      <text:p text:style-name="P7">├┘ └┬┘ ├┘└<text:span text:style-name="T136">──</text:span>┬<text:span text:style-name="T136">──</text:span>┘└<text:span text:style-name="T136">─</text:span>┬<text:span text:style-name="T136">──</text:span>┘└<text:span text:style-name="T136">─</text:span>┬┘└<text:span text:style-name="T136">─</text:span>┬<text:span text:style-name="T136">─</text:span>┘ ├┘└<text:span text:style-name="T136">───</text:span>┬<text:span text:style-name="T136">───</text:span>┘└┬┘└┬┘└<text:span text:style-name="T136">───</text:span>┬<text:span text:style-name="T136">───</text:span>┘ └┬<text:span text:style-name="T136">─</text:span>┘ <text:s/>└┬<text:span text:style-name="T136">─</text:span>┘ ├┘</text:p>
      <text:p text:style-name="P19"><text:span text:style-name="T149">│ <text:s/></text:span><text:span text:style-name="T153">VCS </text:span><text:span text:style-name="T155">push!</text:span><text:span text:style-name="T149">│</text:span><text:span text:style-name="T154"> <text:s text:c="4"/></text:span><text:span text:style-name="T149">│</text:span><text:span text:style-name="T156">bookmark </text:span><text:span text:style-name="T149">│ </text:span><text:span text:style-name="T157">c</text:span><text:span text:style-name="T155">ommit! </text:span><text:span text:style-name="T149">│</text:span><text:span text:style-name="T155"> <text:s/></text:span><text:span text:style-name="T158">stash</text:span><text:span text:style-name="T155"> </text:span><text:span text:style-name="T149">│ </text:span><text:span text:style-name="T159">head st.</text:span><text:span text:style-name="T149"> <text:s/></text:span><text:span text:style-name="T160">Runtime</text:span><text:span text:style-name="T149">│ <text:s/></text:span><text:span text:style-name="T161">sudo</text:span></text:p>
      <text:p text:style-name="P17"><text:span text:style-name="T162">i</text:span><text:span text:style-name="T163">t</text:span><text:span text:style-name="T162">net</text:span><text:span text:style-name="T155"> </text:span><text:span text:style-name="T153">upstream branch <text:s text:c="4"/></text:span><text:span text:style-name="T156">tag</text:span><text:span text:style-name="T153"> <text:s text:c="6"/></text:span><text:span text:style-name="T164">diff <text:s/></text:span><text:span text:style-name="T165">untracked</text:span><text:span text:style-name="T160"> <text:s text:c="12"/>err</text:span><text:span text:style-name="T161">or</text:span></text:p>
      <text:p text:style-name="P8"/>
      <text:p text:style-name="P8"/>
      <text:p text:style-name="P17"><text:span text:style-name="T155"><text:s text:c="2"/></text:span><text:span text:style-name="T152">ssh</text:span></text:p>
      <text:p text:style-name="P18"><text:span text:style-name="T166">txt</text:span><text:span text:style-name="T149">│</text:span><text:span text:style-name="T167"> <text:s text:c="2"/></text:span><text:span text:style-name="T168">guest <text:s text:c="5"/>FQDN <text:s text:c="3"/></text:span><text:span text:style-name="T169">chroot <text:s text:c="7"/></text:span><text:span text:style-name="T170">shorten</text:span></text:p>
      <text:p text:style-name="P9"><text:span text:style-name="T135">├┐</text:span>┌┴┐<text:span text:style-name="T135">┌</text:span>──<text:span text:style-name="T135">┴</text:span>───<text:span text:style-name="T135">┐ ┌</text:span>────<text:span text:style-name="T135">┴</text:span>─────<text:span text:style-name="T135">┐┌</text:span>┴┐ <text:s text:c="11"/><text:span text:style-name="T135">┌</text:span>┴┐</text:p>
      <text:p text:style-name="P37"><text:s/></text:p>
      <text:p text:style-name="P23"><text:span text:style-name="T96">T </text:span><text:span text:style-name="T39"></text:span><text:span text:style-name="T4"></text:span><text:span text:style-name="T6">█</text:span><text:span text:style-name="T64">rycieos</text:span><text:span text:style-name="T5"></text:span><text:span text:style-name="T40"> </text:span><text:span text:style-name="T90">host.fq.dn </text:span><text:span text:style-name="T39"></text:span><text:span text:style-name="T94"></text:span><text:span text:style-name="T88">█</text:span><text:span text:style-name="T118"> </text:span><text:span text:style-name="T37">~ </text:span><text:span text:style-name="T23">╱ </text:span><text:span text:style-name="T74">code </text:span><text:span text:style-name="T23">╱ </text:span><text:span text:style-name="T76">… </text:span><text:span text:style-name="T23">╱ </text:span><text:span text:style-name="T67">files</text:span><text:span text:style-name="T66"> <text:s/></text:span><text:span text:style-name="T91"> <text:s text:c="62"/></text:span><text:span text:style-name="T95"> 🕒</text:span><text:span text:style-name="T97"> </text:span><text:span text:style-name="T98"><text:s text:c="20"/></text:span></text:p>
      <text:p text:style-name="P28">━<text:span text:style-name="T177"></text:span> <text:span text:style-name="T144">pyenv </text:span><text:span text:style-name="T177"></text:span><text:span text:style-name="T132">━━━━</text:span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39"><text:span text:style-name="T28">△</text:span><text:span text:style-name="T83"></text:span><text:span text:style-name="T110">█</text:span><text:span text:style-name="T134">1</text:span><text:span text:style-name="T111"></text:span><text:span text:style-name="T60">  </text:span></text:p>
      <text:p text:style-name="P45"/>
      <text:p text:style-name="P44"><text:s text:c="5"/><text:span text:style-name="T178">└┬┘</text:span></text:p>
      <text:p text:style-name="P46"><text:s/>shell-level</text:p>
      <text:p text:style-name="P11"/>
      <text:p text:style-name="P12">Tag</text:p>
      <text:p text:style-name="P20"><text:span text:style-name="T149">│</text:span><text:span text:style-name="T155"> </text:span><text:span text:style-name="T152">telnet <text:s text:c="9"/>chroot + RO</text:span></text:p>
      <text:p text:style-name="P10"><text:span text:style-name="T135">├┐</text:span>┌─┴─┐ <text:s text:c="11"/><text:span text:style-name="T135">┌</text:span>─┴──┐</text:p>
      <text:p text:style-name="P38"><text:s/></text:p>
      <text:p text:style-name="P23"><text:span text:style-name="T96">T </text:span><text:span text:style-name="T39"></text:span><text:span text:style-name="T112"></text:span><text:span text:style-name="T4"></text:span><text:span text:style-name="T6">█</text:span><text:span text:style-name="T42">nojhan</text:span><text:span text:style-name="T5"></text:span><text:span text:style-name="T40"> </text:span><text:span text:style-name="T90">host </text:span><text:span text:style-name="T39"></text:span><text:span text:style-name="T112"></text:span><text:span text:style-name="T94"></text:span><text:span text:style-name="T88">█</text:span><text:span text:style-name="T118"> </text:span><text:span text:style-name="T37">~ </text:span><text:span text:style-name="T23">╱ </text:span><text:span text:style-name="T74">code </text:span><text:span text:style-name="T23">╱ </text:span><text:span text:style-name="T76">… </text:span><text:span text:style-name="T23">╱ </text:span><text:span text:style-name="T67">here</text:span><text:span text:style-name="T66"> <text:s/></text:span><text:span text:style-name="T91"> <text:s text:c="61"/></text:span><text:span text:style-name="T41"> </text:span><text:span text:style-name="T38">15:20:34</text:span><text:span text:style-name="T37"> </text:span><text:span text:style-name="T38"><text:s text:c="20"/></text:span></text:p>
      <text:p text:style-name="P29"><text:span text:style-name="T188">GIT</text:span><text:span text:style-name="T144"> </text:span>━<text:span text:style-name="T177"></text:span> <text:span text:style-name="T145">devtoolset-8</text:span><text:span text:style-name="T144"> </text:span><text:span text:style-name="T177"></text:span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34"><text:span text:style-name="T35">🖧</text:span><text:span text:style-name="T79"></text:span><text:span text:style-name="T171"></text:span><text:span text:style-name="T172"> </text:span><text:span text:style-name="T121"></text:span><text:span text:style-name="T173">± </text:span><text:span text:style-name="T120"></text:span><text:span text:style-name="T32"> </text:span><text:span text:style-name="T20">main</text:span><text:span text:style-name="T22"> </text:span><text:span text:style-name="T27">  </text:span></text:p>
      <text:p text:style-name="P33"/>
      <text:p text:style-name="P13"><text:s/>└┬┘</text:p>
      <text:p text:style-name="P14">proxy</text:p>
      <text:p text:style-name="P22"/>
      <text:p text:style-name="P22"/>
      <text:p text:style-name="P43">Generic example:</text:p>
      <text:p text:style-name="P22"/>
      <text:p text:style-name="P24"><text:span text:style-name="T93">X</text:span><text:span text:style-name="T39">█</text:span><text:span text:style-name="T41"></text:span><text:span text:style-name="T88">█</text:span><text:span text:style-name="T37"></text:span><text:span text:style-name="T118"> </text:span><text:span text:style-name="T89"></text:span><text:span text:style-name="T36">█</text:span><text:span text:style-name="T89">⌂ </text:span><text:span text:style-name="T37"></text:span><text:span text:style-name="T118"> </text:span><text:span text:style-name="T65">~</text:span><text:span text:style-name="T37"> </text:span><text:span text:style-name="T23">╱ </text:span><text:span text:style-name="T74">code </text:span><text:span text:style-name="T23">╱ </text:span><text:span text:style-name="T75">liquidprompt </text:span><text:span text:style-name="T23">╱ </text:span><text:span text:style-name="T74">theme </text:span><text:span text:style-name="T23">╱ </text:span><text:span text:style-name="T66">dotmatrix </text:span><text:span text:style-name="T91"> <text:s text:c="53"/></text:span><text:span text:style-name="T41"> </text:span><text:span text:style-name="T38">15:20:34</text:span></text:p>
      <text:p text:style-name="P24"><text:span text:style-name="T139">━━━━━━━━━━━━━━</text:span><text:span text:style-name="T142"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span></text:p>
      <text:p text:style-name="P47"><text:span text:style-name="T43">🖧</text:span><text:span text:style-name="T99"> </text:span><text:span text:style-name="T122"></text:span><text:span text:style-name="T104">± </text:span><text:span text:style-name="T50"></text:span><text:span text:style-name="T7"></text:span><text:span text:style-name="T8"> </text:span><text:span text:style-name="T69">≠</text:span><text:span text:style-name="T68"> </text:span><text:span text:style-name="T9"></text:span><text:span text:style-name="T51"> </text:span><text:span text:style-name="T100">dotmatrix</text:span><text:span text:style-name="T53"> </text:span><text:span text:style-name="T50"></text:span><text:span text:style-name="T7"></text:span><text:span text:style-name="T8"> </text:span><text:span text:style-name="T69">≠</text:span><text:span text:style-name="T68"> </text:span><text:span text:style-name="T9"></text:span><text:span text:style-name="T46"> </text:span><text:span text:style-name="T104">✞ </text:span><text:span text:style-name="T47"></text:span><text:span text:style-name="T70"> </text:span><text:span text:style-name="T50"></text:span><text:span text:style-name="T113"></text:span></text:p>
      <text:p text:style-name="P3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1">⚀⚁⚂⚃⚄⚅</text:p>
      <text:p text:style-name="P41"><text:soft-page-break/>➊➋➌➍➎➏➐➑➒➓⓫⓬⓭⓮⓯⓰⓱⓲⓳⓴</text:p>
      <text:p text:style-name="P42">➀➁➂➃➄➅➆➇➈➉⑪⑫⑬⑭⑮⑯⑰⑱⑲⑳</text:p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sloLGS NF" svg:font-family="'MesloLGS NF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191919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91919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oj Han</meta:initial-creator>
    <meta:creation-date>2021-02-07T09:32:08.706838806</meta:creation-date>
    <meta:generator>LibreOffice/6.4.7.2$Linux_X86_64 LibreOffice_project/40$Build-2</meta:generator>
    <dc:date>2022-10-15T20:23:00.116095708</dc:date>
    <dc:creator>Noj Han</dc:creator>
    <meta:editing-duration>P1DT3M20S</meta:editing-duration>
    <meta:editing-cycles>152</meta:editing-cycles>
    <meta:document-statistic meta:table-count="0" meta:image-count="0" meta:object-count="0" meta:page-count="2" meta:paragraph-count="43" meta:word-count="327" meta:character-count="2279" meta:non-whitespace-character-count="1517"/>
  </office:meta>
</office:document-meta>
</file>